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5">
        <text:list-item>
          <text:p text:style-name="Heading_20_1">Heading 1</text:p>
        </text:list-item>
      </text:list>
      <text:p text:style-name="Text_20_body">Text.</text:p>
      <text:list text:style-name="Numbering_20_5" text:continue-numbering="true">
        <text:list-item>
          <text:list text:continue-numbering="true">
            <text:list-item>
              <text:p text:style-name="Heading_20_2">Heading 2</text:p>
            </text:list-item>
          </text:list>
        </text:list-item>
      </text:list>
      <text:p text:style-name="Text_20_body">Text.</text:p>
      <text:list text:style-name="Numbering_20_5" text:continue-numbering="true">
        <text:list-item>
          <text:list text:continue-numbering="true">
            <text:list-item>
              <text:list text:continue-numbering="true">
                <text:list-item>
                  <text:p text:style-name="Heading_20_3">Heading 3</text:p>
                </text:list-item>
              </text:list>
            </text:list-item>
          </text:list>
        </text:list-item>
      </text:list>
      <text:p text:style-name="Text_20_body">Text.</text:p>
      <text:list text:style-name="Numbering_20_5" text:continue-numbering="true">
        <text:list-item>
          <text:list text:continue-numbering="true">
            <text:list-item>
              <text:list text:continue-numbering="true">
                <text:list-item>
                  <text:p text:style-name="Heading_20_3">Heading 3</text:p>
                </text:list-item>
              </text:list>
            </text:list-item>
          </text:list>
        </text:list-item>
      </text:list>
      <text:p text:style-name="Text_20_body">Text.</text:p>
      <text:list text:style-name="Numbering_20_5" text:continue-numbering="true">
        <text:list-item>
          <text:list text:continue-numbering="true">
            <text:list-item>
              <text:p text:style-name="Heading_20_2">Heading 2</text:p>
            </text:list-item>
          </text:list>
        </text:list-item>
      </text:list>
      <text:p text:style-name="Text_20_body">Text.</text:p>
      <text:list text:style-name="Numbering_20_5" text:continue-numbering="true">
        <text:list-item>
          <text:p text:style-name="Heading_20_1">Heading 1</text:p>
        </text:list-item>
      </text:list>
      <text:p text:style-name="Text_20_body">Text.</text:p>
      <text:list text:style-name="Numbering_20_5" text:continue-numbering="true">
        <text:list-item>
          <text:list text:continue-numbering="true">
            <text:list-item>
              <text:p text:style-name="Heading_20_2">Heading 2</text:p>
            </text:list-item>
          </text:list>
        </text:list-item>
      </text:list>
      <text:p text:style-name="Text_20_body">Text.</text:p>
      <text:list text:style-name="Numbering_20_5" text:continue-numbering="true">
        <text:list-item>
          <text:list text:continue-numbering="true">
            <text:list-item>
              <text:p text:style-name="Heading_20_2">Heading 2</text:p>
            </text:list-item>
          </text:list>
        </text:list-item>
      </text:list>
      <text:p text:style-name="Text_20_body">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list-style-name="Numbering_20_5" style:class="text">
      <style:paragraph-properties text:number-lines="false" text:line-number="0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5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Numbering_20_5" style:class="text">
      <style:paragraph-properties text:number-lines="false" text:line-number="0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 " style:num-format="1">
        <style:list-level-properties text:min-label-width="0.4cm"/>
      </text:list-level-style-number>
      <text:list-level-style-number text:level="2" text:style-name="Numbering_20_Symbols" style:num-suffix=". " style:num-format="1" text:display-levels="2">
        <style:list-level-properties text:space-before="0.45cm" text:min-label-width="0.651cm"/>
      </text:list-level-style-number>
      <text:list-level-style-number text:level="3" text:style-name="Numbering_20_Symbols" style:num-suffix=". " style:num-format="1" text:display-levels="3">
        <style:list-level-properties text:space-before="1.1cm" text:min-label-width="0.45cm"/>
      </text:list-level-style-number>
      <text:list-level-style-bullet text:level="4" text:style-name="Numbering_20_Symbols" style:num-suffix=". 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style:num-suffix=". 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style:num-suffix=". 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style:num-suffix=". 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style:num-suffix=". 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style:num-suffix=". 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style:num-suffix=". 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10-24T21:23:55</meta:creation-date>
    <dc:creator>Bernhard Haumacher</dc:creator>
    <dc:date>2007-10-24T21:31:18</dc:date>
    <dc:language>de-DE</dc:language>
    <meta:editing-cycles>2</meta:editing-cycles>
    <meta:editing-duration>PT7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24" meta:character-count="112"/>
  </office:meta>
</office:document-meta>
</file>